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ce78f" officeooo:paragraph-rsid="000ce78f"/>
    </style:style>
    <style:style style:name="P2" style:family="paragraph" style:parent-style-name="Preformatted_20_Text">
      <style:text-properties style:text-underline-style="solid" style:text-underline-width="auto" style:text-underline-color="font-color" fo:font-weight="bold" officeooo:rsid="000ce78f" officeooo:paragraph-rsid="000ce78f" style:font-weight-asian="bold" style:font-weight-complex="bold"/>
    </style:style>
    <style:style style:name="P3" style:family="paragraph" style:parent-style-name="Preformatted_20_Text">
      <style:text-properties style:text-underline-style="solid" style:text-underline-width="auto" style:text-underline-color="font-color" fo:font-weight="bold" officeooo:rsid="000ce78f" officeooo:paragraph-rsid="000e9992" style:font-weight-asian="bold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0ce78f" officeooo:paragraph-rsid="000ce78f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officeooo:paragraph-rsid="000e9992"/>
    </style:style>
    <style:style style:name="P6" style:family="paragraph" style:parent-style-name="Preformatted_20_Text">
      <style:paragraph-properties fo:margin-left="0.4925in" fo:margin-right="0in" fo:text-indent="0in" style:auto-text-indent="false"/>
    </style:style>
    <style:style style:name="P7" style:family="paragraph" style:parent-style-name="Preformatted_20_Text">
      <style:paragraph-properties fo:margin-left="0.4925in" fo:margin-right="0in" fo:text-indent="0in" style:auto-text-indent="false"/>
      <style:text-properties style:text-underline-style="none" fo:font-weight="bold" style:font-weight-asian="bold" style:font-weight-complex="bold"/>
    </style:style>
    <style:style style:name="P8" style:family="paragraph" style:parent-style-name="Preformatted_20_Text">
      <style:paragraph-properties fo:margin-left="0.4925in" fo:margin-right="0in" fo:text-indent="0in" style:auto-text-indent="false"/>
      <style:text-properties officeooo:paragraph-rsid="000ce78f"/>
    </style:style>
    <style:style style:name="P9" style:family="paragraph" style:parent-style-name="Preformatted_20_Text">
      <style:paragraph-properties fo:margin-left="0in" fo:margin-right="0in" fo:text-indent="0in" style:auto-text-indent="false"/>
    </style:style>
    <style:style style:name="P10" style:family="paragraph" style:parent-style-name="Preformatted_20_Text">
      <style:paragraph-properties fo:margin-left="0in" fo:margin-right="0in" fo:text-indent="0in" style:auto-text-indent="false"/>
      <style:text-properties officeooo:paragraph-rsid="000e3908"/>
    </style:style>
    <style:style style:name="P11" style:family="paragraph" style:parent-style-name="Preformatted_20_Text">
      <style:paragraph-properties fo:margin-left="0in" fo:margin-right="0in" fo:text-indent="0in" style:auto-text-indent="false"/>
      <style:text-properties fo:font-style="italic" style:font-style-asian="italic" style:font-style-complex="italic"/>
    </style:style>
    <style:style style:name="P12" style:family="paragraph" style:parent-style-name="Preformatted_20_Text" style:list-style-name="L1"/>
    <style:style style:name="P13" style:family="paragraph" style:parent-style-name="Preformatted_20_Text" style:list-style-name="L2"/>
    <style:style style:name="P14" style:family="paragraph" style:parent-style-name="Preformatted_20_Text" style:list-style-name="L3"/>
    <style:style style:name="P15" style:family="paragraph" style:parent-style-name="Preformatted_20_Text" style:list-style-name="L4"/>
    <style:style style:name="P16" style:family="paragraph" style:parent-style-name="Preformatted_20_Text" style:list-style-name="L7"/>
    <style:style style:name="P17" style:family="paragraph" style:parent-style-name="Preformatted_20_Text" style:list-style-name="L8"/>
    <style:style style:name="P18" style:family="paragraph" style:parent-style-name="Preformatted_20_Text" style:list-style-name="L8">
      <style:text-properties officeooo:paragraph-rsid="000ce78f"/>
    </style:style>
    <style:style style:name="P19" style:family="paragraph" style:parent-style-name="Preformatted_20_Text" style:list-style-name="L8">
      <style:text-properties officeooo:rsid="000ce78f" officeooo:paragraph-rsid="000ce78f"/>
    </style:style>
    <style:style style:name="P20" style:family="paragraph" style:parent-style-name="Preformatted_20_Text" style:list-style-name="L10">
      <style:text-properties officeooo:paragraph-rsid="000e9992"/>
    </style:style>
    <style:style style:name="P21" style:family="paragraph" style:parent-style-name="Preformatted_20_Text" style:list-style-name="L10">
      <style:text-properties officeooo:paragraph-rsid="000f1b01"/>
    </style:style>
    <style:style style:name="P22" style:family="paragraph" style:parent-style-name="Preformatted_20_Text" style:list-style-name="L5">
      <style:paragraph-properties fo:margin-left="0.9846in" fo:margin-right="0in" fo:text-indent="-0.25in" style:auto-text-indent="false"/>
      <style:text-properties officeooo:paragraph-rsid="000ce78f"/>
    </style:style>
    <style:style style:name="P23" style:family="paragraph" style:parent-style-name="Preformatted_20_Text" style:list-style-name="L6">
      <style:paragraph-properties fo:margin-left="0.9846in" fo:margin-right="0in" fo:text-indent="-0.25in" style:auto-text-indent="false"/>
      <style:text-properties officeooo:paragraph-rsid="000ce78f"/>
    </style:style>
    <style:style style:name="P24" style:family="paragraph" style:parent-style-name="Preformatted_20_Text" style:list-style-name="L9">
      <style:paragraph-properties fo:margin-left="0.9846in" fo:margin-right="0in" fo:text-indent="-0.25in" style:auto-text-indent="false"/>
    </style:style>
    <style:style style:name="P25" style:family="paragraph" style:parent-style-name="Preformatted_20_Text" style:list-style-name="L9">
      <style:paragraph-properties fo:margin-left="0.9846in" fo:margin-right="0in" fo:text-indent="-0.25in" style:auto-text-indent="false"/>
      <style:text-properties officeooo:paragraph-rsid="000e3908"/>
    </style:style>
    <style:style style:name="T1" style:family="text">
      <style:text-properties officeooo:rsid="000ce78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normal" officeooo:rsid="000ce78f" style:font-weight-asian="normal" style:font-weight-complex="normal"/>
    </style:style>
    <style:style style:name="T6" style:family="text">
      <style:text-properties officeooo:rsid="000e3908"/>
    </style:style>
    <style:style style:name="T7" style:family="text">
      <style:text-properties officeooo:rsid="000f1b01"/>
    </style:style>
    <style:style style:name="T8" style:family="text">
      <style:text-properties officeooo:rsid="000fcb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# OOP: Concepts/Jargon <text:span text:style-name="T7">Reference Sheet</text:span></text:p>
      <text:p text:style-name="P4"/>
      <text:p text:style-name="P2">Classes:</text:p>
      <text:list xml:id="list1349249761" text:style-name="L1">
        <text:list-item>
          <text:p text:style-name="P12">are the building blocks of C# software applications.</text:p>
        </text:list-item>
        <text:list-item>
          <text:p text:style-name="P12">encapsulate data (stored in fields) and behavior (defined by methods).</text:p>
        </text:list-item>
      </text:list>
      <text:p text:style-name="Preformatted_20_Text"/>
      <text:p text:style-name="P2">Objects:</text:p>
      <text:list xml:id="list3945874078" text:style-name="L2">
        <text:list-item>
          <text:p text:style-name="P13">are an instance of a class. <text:s/>We can create an object using the new operator. </text:p>
        </text:list-item>
        <text:list-item>
          <text:p text:style-name="P13">User bob = new User();</text:p>
        </text:list-item>
      </text:list>
      <text:p text:style-name="Preformatted_20_Text"/>
      <text:p text:style-name="P2">Constructors:</text:p>
      <text:list xml:id="list912820552" text:style-name="L3">
        <text:list-item>
          <text:p text:style-name="P14">are methods that are called when an instance of a class is created.</text:p>
        </text:list-item>
        <text:list-item>
          <text:p text:style-name="P14">should have the exact same name as the class.</text:p>
        </text:list-item>
        <text:list-item>
          <text:p text:style-name="P14">can be overloaded.* </text:p>
        </text:list-item>
      </text:list>
      <text:p text:style-name="Preformatted_20_Text"/>
      <text:p text:style-name="P2">Methods:</text:p>
      <text:list xml:id="list3760550566" text:style-name="L4">
        <text:list-item>
          <text:p text:style-name="P15">provide functions which perform some kind of behavior.</text:p>
        </text:list-item>
      </text:list>
      <text:p text:style-name="Preformatted_20_Text"/>
      <text:p text:style-name="P7"><text:span text:style-name="T4">Method</text:span> <text:span text:style-name="T4">Signature</text:span>:</text:p>
      <text:list xml:id="list216128996" text:style-name="L5">
        <text:list-item>
          <text:p text:style-name="P22">consists of the number, type, &amp; order of parameters.</text:p>
          <text:p text:style-name="P22"/>
        </text:list-item>
      </text:list>
      <text:p text:style-name="P8"><text:span text:style-name="T5">Method Overloading:</text:span><text:span text:style-name="T1"> </text:span></text:p>
      <text:list xml:id="list947254159" text:style-name="L6">
        <text:list-item>
          <text:p text:style-name="P23">creating additional methods with the same name but with different signatures.</text:p>
        </text:list-item>
      </text:list>
      <text:p text:style-name="Preformatted_20_Text"/>
      <text:p text:style-name="P2">Fields:</text:p>
      <text:list xml:id="list3894129315" text:style-name="L7">
        <text:list-item>
          <text:p text:style-name="P16">store data/values <text:span text:style-name="T1">for</text:span> a class.</text:p>
        </text:list-item>
        <text:list-item>
          <text:p text:style-name="P16">can be initialized either with a constructor or directly upon declaration.</text:p>
        </text:list-item>
      </text:list>
      <text:p text:style-name="P1"/>
      <text:p text:style-name="P2">Properties:</text:p>
      <text:list xml:id="list4170814424" text:style-name="L8">
        <text:list-item>
          <text:p text:style-name="P18">can have different access levels (e.g. ‘public get’ and ‘private set’).</text:p>
        </text:list-item>
        <text:list-item>
          <text:p text:style-name="P19">Established via keywords “Get” and “Set”:</text:p>
          <text:list>
            <text:list-item>
              <text:p text:style-name="P18">"GET" --&gt; used to return a field value</text:p>
            </text:list-item>
            <text:list-item>
              <text:p text:style-name="P17">"SET" --&gt; used to assign a field value</text:p>
            </text:list-item>
          </text:list>
        </text:list-item>
      </text:list>
      <text:p text:style-name="Preformatted_20_Text"/>
      <text:p text:style-name="P6">Descriptions attributed to property access levels:</text:p>
      <text:p text:style-name="P6"/>
      <text:list xml:id="list154845019" text:style-name="L9">
        <text:list-item>
          <text:p text:style-name="P24">read-and-write: has both a get<text:span text:style-name="T6">ter</text:span> and a set<text:span text:style-name="T6">ter</text:span></text:p>
        </text:list-item>
        <text:list-item>
          <text:p text:style-name="P25">read-only: has only a get<text:span text:style-name="T6">ter</text:span> and no set<text:span text:style-name="T6">ter</text:span></text:p>
        </text:list-item>
        <text:list-item>
          <text:p text:style-name="P25">write-only: has only a set<text:span text:style-name="T6">ter</text:span> <text:span text:style-name="T6">and </text:span>no get<text:span text:style-name="T6">ter</text:span>(rare)</text:p>
        </text:list-item>
      </text:list>
      <text:p text:style-name="P9"/>
      <text:p text:style-name="P10">Simple properties that require no custom a<text:span text:style-name="T6">ccess modification</text:span> can be implemented as an auto-implemented property: </text:p>
      <text:p text:style-name="P10"/>
      <text:p text:style-name="P10"><text:span text:style-name="T6"><text:tab/>public int number </text:span>{ get; set; }</text:p>
      <text:p text:style-name="P10"/>
      <text:p text:style-name="P3">Access Modifiers:</text:p>
      <text:p text:style-name="P5">C# has 6 access modifiers: </text:p>
      <text:list xml:id="list2010910640" text:style-name="L10">
        <text:list-item>
          <text:p text:style-name="P20">public, private, protected, internal, protected internal, private protected</text:p>
        </text:list-item>
        <text:list-item>
          <text:p text:style-name="P20">the most important thing is to be comfortable with implementing <text:span text:style-name="T3">PUBLIC</text:span> and <text:span text:style-name="T3">PRIVATE</text:span> access modifiers.</text:p>
        </text:list-item>
        <text:list-item>
          <text:p text:style-name="P21">A class member declared with public is accessible <text:span text:style-name="T2">everywhere</text:span>.</text:p>
        </text:list-item>
        <text:list-item>
          <text:p text:style-name="P21">A class member declared with private is accessible <text:span text:style-name="T2">ONLY</text:span> from inside the class.</text:p>
        </text:list-item>
      </text:list>
      <text:p text:style-name="P9"/>
      <text:p text:style-name="P11"><text:span text:style-name="T8">The traditional advice is that</text:span> we want to declare fields as private and create public properties to provide access to them, <text:span text:style-name="T8">however, this has more to do with the use of an application than a blanket principle that always must be adhered 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6T08:11:47.134034304</dc:date>
    <meta:editing-duration>PT27M33S</meta:editing-duration>
    <meta:editing-cycles>3</meta:editing-cycles>
    <meta:generator>LibreOffice/6.0.7.3$Linux_X86_64 LibreOffice_project/00m0$Build-3</meta:generator>
    <meta:print-date>2019-02-02T17:28:30.091971168</meta:print-date>
    <meta:document-statistic meta:table-count="0" meta:image-count="0" meta:object-count="0" meta:page-count="1" meta:paragraph-count="39" meta:word-count="328" meta:character-count="1913" meta:non-whitespace-character-count="1642"/>
  </office:meta>
</office:document-meta>
</file>